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722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order-left="0.06pt solid #000000" fo:border-right="0.06pt solid #000000" fo:border-top="none"/>
      <style:text-properties fo:color="#ff3366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color="#ff3366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09"/>
    <style:style style:name="ce27" style:family="table-cell" style:parent-style-name="Default" style:data-style-name="N110"/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09"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 style:data-style-name="N109">
      <style:text-properties style:font-name="Liberation Sans" style:font-name-asian="Droid Sans Fallback" style:font-name-complex="Lohit Hindi"/>
    </style:style>
    <style:style style:name="T1" style:family="text">
      <style:text-properties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<text:span text:style-name="T1">Inductor selection</text:span></text:p>
          </table:table-cell>
          <table:table-cell table:number-columns-repeated="6"/>
          <table:table-cell table:style-name="ce1" office:value-type="string">
            <text:p><text:span text:style-name="T1">Output capacitor selection</text:span>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Vout</text:p>
          </table:table-cell>
          <table:table-cell table:style-name="ce13" office:value-type="string">
            <text:p>Iload</text:p>
          </table:table-cell>
          <table:table-cell table:style-name="ce21"/>
          <table:table-cell/>
          <table:table-cell office:value-type="float" office:value="1">
            <text:p>1</text:p>
          </table:table-cell>
          <table:table-cell table:style-name="ce25" office:value-type="string">
            <text:p>Rc &lt;= 3K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100000">
            <text:p>100000.00</text:p>
          </table:table-cell>
          <table:table-cell table:style-name="ce14" table:formula="of:=[.B4]*1.23/[.D4]" office:value-type="float" office:value="2928.57142857143">
            <text:p>2928.57</text:p>
          </table:table-cell>
          <table:table-cell table:style-name="ce22" office:value-type="float" office:value="42">
            <text:p>42.00</text:p>
          </table:table-cell>
          <table:table-cell table:style-name="ce17" office:value-type="float" office:value="1.5">
            <text:p>1.5</text:p>
          </table:table-cell>
          <table:table-cell table:style-name="ce20"/>
          <table:table-cell table:number-columns-repeated="2"/>
          <table:table-cell table:formula="of:=750*[.E4]*[.D4]^2/[.F7]^2" office:value-type="float" office:value="6125">
            <text:p>6125</text:p>
          </table:table-cell>
          <table:table-cell table:style-name="ce28" office:value-type="string">
            <text:p>4000 for 20V</text:p>
          </table:table-cell>
          <table:table-cell/>
        </table:table-row>
        <table:table-row table:style-name="ro4">
          <table:table-cell table:number-columns-repeated="2"/>
          <table:table-cell table:style-name="ce15" table:number-columns-repeated="3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Dutty Cyle (D)</text:p>
          </table:table-cell>
          <table:table-cell table:style-name="ce13" office:value-type="string">
            <text:p>VF <text:span text:style-name="T3">(1)</text:span></text:p>
          </table:table-cell>
          <table:table-cell table:style-name="ce13" office:value-type="string">
            <text:p>Vin</text:p>
          </table:table-cell>
          <table:table-cell table:style-name="ce13" office:value-type="string">
            <text:p>Vsat</text:p>
          </table:table-cell>
          <table:table-cell table:style-name="ce13" office:value-type="string">
            <text:p>Vimi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pan text:style-name="T2">Cout</text:span> &gt;=</text:p>
          </table:table-cell>
          <table:table-cell table:number-columns-repeated="2"/>
        </table:table-row>
        <table:table-row table:style-name="ro4">
          <table:table-cell/>
          <table:table-cell table:style-name="ce4" table:formula="of:=([.D4]+[.C7]-[.D7])/([.D4]+[.C7]-[.E7])" office:value-type="float" office:value="0.514285714285714">
            <text:p>0.51</text:p>
          </table:table-cell>
          <table:table-cell table:style-name="ce16" office:value-type="float" office:value="0.6">
            <text:p>0.60</text:p>
          </table:table-cell>
          <table:table-cell table:style-name="ce16" office:value-type="float" office:value="21">
            <text:p>21.00</text:p>
          </table:table-cell>
          <table:table-cell table:style-name="ce16" office:value-type="float" office:value="0.6">
            <text:p>0.60</text:p>
          </table:table-cell>
          <table:table-cell table:style-name="ce19" office:value-type="float" office:value="18">
            <text:p>18</text:p>
          </table:table-cell>
          <table:table-cell table:number-columns-repeated="2"/>
          <table:table-cell table:style-name="ce26" table:formula="of:=0.19*[.C11]*[.I4]*[.E4]/([.F7]*[.D4])" office:value-type="float" office:value="0.000415625">
            <text:p>0.000416</text:p>
          </table:table-cell>
          <table:table-cell table:style-name="ce29" table:formula="of:=0.19*[.D11]*[.I4]*[.E4]/([.F7]*[.D4])" office:value-type="float" office:value="0.000507986111111111">
            <text:p>0.000508</text:p>
          </table:table-cell>
          <table:table-cell table:style-name="ce30" table:formula="of:=0.19*[.E11]*[.I4]*[.E4]/([.F7]*[.D4])" office:value-type="float" office:value="0.000761979166666667">
            <text:p>0.000762</text:p>
          </table:table-cell>
        </table:table-row>
        <table:table-row table:style-name="ro4">
          <table:table-cell/>
          <table:table-cell table:style-name="ce5" table:formula="of:=([.D4]-[.D7])/[.D4]" office:value-type="float" office:value="0.5">
            <text:p>0.50</text:p>
          </table:table-cell>
          <table:table-cell table:style-name="ce17" table:number-columns-repeated="3"/>
          <table:table-cell table:style-name="ce20"/>
          <table:table-cell table:number-columns-repeated="5"/>
        </table:table-row>
        <table:table-row table:style-name="ro3">
          <table:table-cell table:number-columns-repeated="2"/>
          <table:table-cell table:style-name="ce15" table:number-columns-repeated="3"/>
          <table:table-cell table:number-columns-repeated="2"/>
          <table:table-cell office:value-type="float" office:value="3">
            <text:p>3</text:p>
          </table:table-cell>
          <table:table-cell office:value-type="string">
            <text:p><text:span text:style-name="T2">Cout</text:span> &gt;=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style-name="ce6" office:value-type="string">
            <text:p>IL(avg)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21"/>
          <table:table-cell table:number-columns-repeated="2"/>
          <table:table-cell table:style-name="ce26" table:formula="of:=[.F7]*[.I4]*([.F7]+(3.74*10^5*[.C11]))/(487800*[.D4]^3)" office:value-type="float" office:value="0.000260279388508171">
            <text:p>0.000260</text:p>
          </table:table-cell>
          <table:table-cell table:style-name="ce30" table:formula="of:=[.F7]*[.I4]*([.F7]+(3.74*10^5*[.D11]))/(487800*[.D4]^3)" office:value-type="float" office:value="0.000305916749643687">
            <text:p>0.000306</text:p>
          </table:table-cell>
          <table:table-cell table:style-name="ce30" table:formula="of:=[.F7]*[.I4]*([.F7]+(3.74*10^5*[.E11]))/(487800*[.D4]^3)" office:value-type="float" office:value="0.000431419492766356">
            <text:p>0.000431</text:p>
          </table:table-cell>
        </table:table-row>
        <table:table-row table:style-name="ro4">
          <table:table-cell/>
          <table:table-cell table:style-name="ce7" table:formula="of:=[.E4]/(1-[.B7])" office:value-type="float" office:value="3.08823529411765">
            <text:p>3.09</text:p>
          </table:table-cell>
          <table:table-cell table:style-name="ce19" office:value-type="float" office:value="0.00018">
            <text:p>0.00018</text:p>
          </table:table-cell>
          <table:table-cell table:style-name="ce23" office:value-type="float" office:value="0.00022">
            <text:p>0.00022</text:p>
          </table:table-cell>
          <table:table-cell table:style-name="ce23" office:value-type="float" office:value="0.00033">
            <text:p>0.00033</text:p>
          </table:table-cell>
          <table:table-cell table:style-name="ce24"/>
          <table:table-cell table:number-columns-repeated="5"/>
        </table:table-row>
        <table:table-row table:style-name="ro3">
          <table:table-cell/>
          <table:table-cell table:style-name="ce5" table:formula="of:=[.E4]/(1-[.B8])" office:value-type="float" office:value="3">
            <text:p>3.00</text:p>
          </table:table-cell>
          <table:table-cell table:style-name="ce20" table:number-columns-repeated="4"/>
          <table:table-cell/>
          <table:table-cell office:value-type="float" office:value="4">
            <text:p>4</text:p>
          </table:table-cell>
          <table:table-cell table:style-name="ce25" office:value-type="string">
            <text:p>Cc <text:span text:style-name="T3">&gt;=</text:span></text:p>
          </table:table-cell>
          <table:table-cell office:value-type="string">
            <text:p>(compensation capacitor)</text:p>
          </table:table-cell>
          <table:table-cell/>
        </table:table-row>
        <table:table-row table:style-name="ro4">
          <table:table-cell/>
          <table:table-cell table:style-name="ce8"/>
          <table:table-cell table:number-columns-repeated="6"/>
          <table:table-cell table:style-name="ce27" table:formula="of:=58.5*[.D4]^2*[.J7]/([.I4]^2*[.F7])*10^6" office:value-type="float" office:value="0.0776285714285714">
            <text:p>0.0776286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style-name="ce9" office:value-type="string">
            <text:p>Lripple</text:p>
          </table:table-cell>
          <table:table-cell table:style-name="ce21" table:number-columns-repeated="2"/>
          <table:table-cell table:number-columns-repeated="7"/>
        </table:table-row>
        <table:table-row table:style-name="ro4">
          <table:table-cell/>
          <table:table-cell table:style-name="ce5" table:formula="of:=([.D7]-[.E7])/[.C11]*[.B7]/52000" office:value-type="float" office:value="1.12087912087912">
            <text:p>1.12</text:p>
          </table:table-cell>
          <table:table-cell table:style-name="ce5" table:formula="of:=([.D7]-[.E7])/[.D11]*[.B7]/52000" office:value-type="float" office:value="0.917082917082917">
            <text:p>0.92</text:p>
          </table:table-cell>
          <table:table-cell table:style-name="ce5" table:formula="of:=([.D7]-[.E7])/[.E11]*[.B7]/52000" office:value-type="float" office:value="0.611388611388611">
            <text:p>0.61</text:p>
          </table:table-cell>
          <table:table-cell table:number-columns-repeated="7"/>
        </table:table-row>
        <table:table-row table:style-name="ro4">
          <table:table-cell/>
          <table:table-cell table:style-name="ce10" table:number-columns-repeated="3"/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table:style-name="ce11" office:value-type="string">
            <text:p>PD (power)</text:p>
          </table:table-cell>
          <table:table-cell table:number-columns-repeated="9"/>
        </table:table-row>
        <table:table-row table:style-name="ro4">
          <table:table-cell/>
          <table:table-cell table:style-name="ce8" table:formula="of:=0.25*([.B11])^2*[.B7]+([.E4]*[.B7]*[.D7])/(50*(1-[.B7]))" office:value-type="float" office:value="1.89326989619377">
            <text:p>1.89</text:p>
          </table:table-cell>
          <table:table-cell table:number-columns-repeated="9"/>
        </table:table-row>
        <table:table-row table:style-name="ro4">
          <table:table-cell office:value-type="float" office:value="6">
            <text:p>6</text:p>
          </table:table-cell>
          <table:table-cell table:style-name="ce11" office:value-type="string">
            <text:p>ET (Vus)</text:p>
          </table:table-cell>
          <table:table-cell table:number-columns-repeated="9"/>
        </table:table-row>
        <table:table-row table:style-name="ro4">
          <table:table-cell/>
          <table:table-cell table:style-name="ce12" table:formula="of:=[.B7]*([.F7]-0.6)*10^6/52000" office:value-type="float" office:value="172.087912087912">
            <text:p>172.09</text:p>
          </table:table-cell>
          <table:table-cell office:value-type="string">
            <text:p>, 18 -22V = 160 – 220 Vus</text:p>
          </table:table-cell>
          <table:table-cell table:number-columns-repeated="8"/>
        </table:table-row>
        <table:table-row table:style-name="ro4">
          <table:table-cell/>
          <table:table-cell table:style-name="ce11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/>
          <table:table-cell office:value-type="string">
            <text:p><text:span text:style-name="T2">1) VF </text:span>is 0.5V for shottky or 0.8 for fast recovery diode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2) Inductor selection, AIE(ferrite, pot-core)++, Pulse+,Renco-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<text:s text:c="3"/><text:a xlink:href="http://ch.mouser.com/ProductDetail/Wurth-Electronics/7447709331/?qs=E//hvbtCqpMtf2IzEeEoC006i4F5ZRcFxypv4n9sBr0vnrmZttqK5g==">   Power Inductors Shielded Pwr Inductr 1.5A 0.011Ohms 330uH</text:a></text:p>
          </table:table-cell>
          <table:table-cell table:number-columns-repeated="9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20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leto </meta:initial-creator>
    <meta:creation-date>2012-07-22T11:24:07</meta:creation-date>
    <meta:generator>LibreOffice/3.5$Linux_x86 LibreOffice_project/350m1$Build-2</meta:generator>
    <dc:date>2012-07-22T23:00:06</dc:date>
    <dc:creator>evaleto </dc:creator>
    <meta:editing-duration>PT11H19M47S</meta:editing-duration>
    <meta:editing-cycles>6</meta:editing-cycles>
    <meta:document-statistic meta:table-count="3" meta:cell-count="66" meta:object-count="0"/>
  </office:meta>
</office:document-meta>
</file>